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Source Code Pro" svg:font-family="'Source Code Pro'" style:font-pitch="fixed"/>
    <style:font-face style:name="DejaVu Serif" svg:font-family="'DejaVu Serif'" style:font-family-generic="roman" style:font-pitch="variable"/>
    <style:font-face style:name="DejaVu Sans1" svg:font-family="'DejaVu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style:font-name="Source Code Pro" fo:font-size="14pt" style:font-size-asian="14pt" style:font-size-complex="14pt"/>
    </style:style>
    <style:style style:name="P2" style:family="paragraph" style:parent-style-name="Standard">
      <style:text-properties style:font-name="Source Code Pro" fo:font-size="14pt" officeooo:rsid="0002d5c3" officeooo:paragraph-rsid="0002d5c3" style:font-size-asian="14pt" style:font-size-complex="14pt"/>
    </style:style>
    <style:style style:name="P3" style:family="paragraph" style:parent-style-name="Standard">
      <style:text-properties style:font-name="Source Code Pro" fo:font-size="14pt" fo:font-weight="bold" officeooo:rsid="0002d5c3" officeooo:paragraph-rsid="0002d5c3" style:font-size-asian="14pt" style:font-weight-asian="bold" style:font-size-complex="14pt" style:font-weight-complex="bold"/>
    </style:style>
    <style:style style:name="P4" style:family="paragraph" style:parent-style-name="Standard">
      <style:text-properties style:font-name="Source Code Pro" fo:font-size="14pt" fo:font-weight="normal" officeooo:rsid="0002d5c3" officeooo:paragraph-rsid="0002d5c3" style:font-size-asian="14pt" style:font-weight-asian="normal" style:font-size-complex="14pt" style:font-weight-complex="normal"/>
    </style:style>
    <style:style style:name="P5" style:family="paragraph" style:parent-style-name="Standard">
      <style:paragraph-properties fo:text-align="justify" style:justify-single-word="false"/>
      <style:text-properties officeooo:paragraph-rsid="000501b9"/>
    </style:style>
    <style:style style:name="P6" style:family="paragraph" style:parent-style-name="Standard">
      <style:paragraph-properties fo:text-align="justify" style:justify-single-word="false"/>
      <style:text-properties officeooo:paragraph-rsid="00097d1c"/>
    </style:style>
    <style:style style:name="P7" style:family="paragraph" style:parent-style-name="Standard">
      <style:paragraph-properties fo:text-align="justify" style:justify-single-word="false"/>
      <style:text-properties officeooo:paragraph-rsid="000f16de"/>
    </style:style>
    <style:style style:name="P8" style:family="paragraph" style:parent-style-name="Standard">
      <style:paragraph-properties fo:text-align="justify" style:justify-single-word="false"/>
      <style:text-properties fo:font-weight="bold" officeooo:rsid="00076e91" officeooo:paragraph-rsid="00076e91" style:font-weight-asian="bold" style:font-weight-complex="bold"/>
    </style:style>
    <style:style style:name="P9" style:family="paragraph" style:parent-style-name="Standard">
      <style:paragraph-properties fo:text-align="justify" style:justify-single-word="false"/>
      <style:text-properties officeooo:rsid="00097d1c" officeooo:paragraph-rsid="00097d1c"/>
    </style:style>
    <style:style style:name="P10" style:family="paragraph" style:parent-style-name="Standard">
      <style:paragraph-properties fo:text-align="justify" style:justify-single-word="false"/>
      <style:text-properties officeooo:rsid="00113300" officeooo:paragraph-rsid="00113300"/>
    </style:style>
    <style:style style:name="P11" style:family="paragraph" style:parent-style-name="Standard">
      <style:paragraph-properties fo:text-align="justify" style:justify-single-word="false"/>
      <style:text-properties style:font-name="Source Code Pro" fo:font-size="14pt" fo:font-weight="normal" officeooo:rsid="000501b9" officeooo:paragraph-rsid="000501b9" style:font-size-asian="14pt" style:font-weight-asian="normal" style:font-size-complex="14pt" style:font-weight-complex="normal"/>
    </style:style>
    <style:style style:name="P12" style:family="paragraph" style:parent-style-name="Standard">
      <style:paragraph-properties fo:text-align="justify" style:justify-single-word="false"/>
      <style:text-properties style:font-name="Source Code Pro" fo:font-size="14pt" fo:font-weight="normal" officeooo:rsid="0005db44" officeooo:paragraph-rsid="000501b9" style:font-size-asian="14pt" style:font-weight-asian="normal" style:font-size-complex="14pt" style:font-weight-complex="normal"/>
    </style:style>
    <style:style style:name="P13" style:family="paragraph" style:parent-style-name="Standard">
      <style:paragraph-properties fo:text-align="justify" style:justify-single-word="false"/>
      <style:text-properties style:font-name="Source Code Pro" fo:font-size="14pt" fo:font-weight="normal" officeooo:rsid="00097d1c" officeooo:paragraph-rsid="00097d1c" style:font-size-asian="14pt" style:font-weight-asian="normal" style:font-size-complex="14pt" style:font-weight-complex="normal"/>
    </style:style>
    <style:style style:name="P14" style:family="paragraph" style:parent-style-name="Standard">
      <style:paragraph-properties fo:text-align="justify" style:justify-single-word="false"/>
      <style:text-properties style:font-name="Source Code Pro" fo:font-size="14pt" fo:font-weight="normal" officeooo:rsid="000c1699" officeooo:paragraph-rsid="00097d1c" style:font-size-asian="14pt" style:font-weight-asian="normal" style:font-size-complex="14pt" style:font-weight-complex="normal"/>
    </style:style>
    <style:style style:name="P15" style:family="paragraph" style:parent-style-name="Standard">
      <style:paragraph-properties fo:text-align="justify" style:justify-single-word="false"/>
      <style:text-properties style:font-name="Source Code Pro" fo:font-size="14pt" fo:font-weight="normal" officeooo:rsid="000c6fd3" officeooo:paragraph-rsid="00097d1c" style:font-size-asian="14pt" style:font-weight-asian="normal" style:font-size-complex="14pt" style:font-weight-complex="normal"/>
    </style:style>
    <style:style style:name="P16" style:family="paragraph" style:parent-style-name="Standard">
      <style:paragraph-properties fo:text-align="justify" style:justify-single-word="false"/>
      <style:text-properties style:font-name="Source Code Pro" fo:font-size="14pt" fo:font-weight="normal" officeooo:rsid="000dae1c" officeooo:paragraph-rsid="00097d1c" style:font-size-asian="14pt" style:font-weight-asian="normal" style:font-size-complex="14pt" style:font-weight-complex="normal"/>
    </style:style>
    <style:style style:name="P17" style:family="paragraph" style:parent-style-name="Standard">
      <style:paragraph-properties fo:text-align="justify" style:justify-single-word="false"/>
      <style:text-properties style:font-name="Source Code Pro" fo:font-size="14pt" fo:font-weight="normal" officeooo:rsid="00106c47" officeooo:paragraph-rsid="000f16de" style:font-size-asian="14pt" style:font-weight-asian="normal" style:font-size-complex="14pt" style:font-weight-complex="normal"/>
    </style:style>
    <style:style style:name="P18" style:family="paragraph" style:parent-style-name="Standard">
      <style:paragraph-properties fo:text-align="justify" style:justify-single-word="false"/>
      <style:text-properties style:font-name="Source Code Pro" fo:font-size="14pt" fo:font-weight="normal" officeooo:rsid="00076e91" officeooo:paragraph-rsid="00076e91" style:font-size-asian="14pt" style:font-weight-asian="normal" style:font-size-complex="14pt" style:font-weight-complex="normal"/>
    </style:style>
    <style:style style:name="P19" style:family="paragraph" style:parent-style-name="Standard" style:list-style-name="L1">
      <style:paragraph-properties fo:text-align="justify" style:justify-single-word="false"/>
      <style:text-properties officeooo:paragraph-rsid="00076e91"/>
    </style:style>
    <style:style style:name="T1" style:family="text">
      <style:text-properties officeooo:rsid="00028afa"/>
    </style:style>
    <style:style style:name="T2" style:family="text">
      <style:text-properties fo:font-weight="bold" style:font-weight-asian="bold" style:font-weight-complex="bold"/>
    </style:style>
    <style:style style:name="T3" style:family="text">
      <style:text-properties fo:font-weight="bold" officeooo:rsid="00028afa" style:font-weight-asian="bold" style:font-weight-complex="bold"/>
    </style:style>
    <style:style style:name="T4" style:family="text">
      <style:text-properties style:font-name="Source Code Pro" fo:font-size="14pt" fo:font-weight="normal" style:font-size-asian="14pt" style:font-weight-asian="normal" style:font-size-complex="14pt" style:font-weight-complex="normal"/>
    </style:style>
    <style:style style:name="T5" style:family="text">
      <style:text-properties style:font-name="Source Code Pro" fo:font-size="14pt" fo:font-weight="normal" officeooo:rsid="000501b9" style:font-size-asian="14pt" style:font-weight-asian="normal" style:font-size-complex="14pt" style:font-weight-complex="normal"/>
    </style:style>
    <style:style style:name="T6" style:family="text">
      <style:text-properties style:font-name="Source Code Pro" fo:font-size="14pt" fo:font-weight="normal" officeooo:rsid="0005db44" style:font-size-asian="14pt" style:font-weight-asian="normal" style:font-size-complex="14pt" style:font-weight-complex="normal"/>
    </style:style>
    <style:style style:name="T7" style:family="text">
      <style:text-properties style:font-name="Source Code Pro" fo:font-size="14pt" fo:font-weight="normal" officeooo:rsid="00076e91" style:font-size-asian="14pt" style:font-weight-asian="normal" style:font-size-complex="14pt" style:font-weight-complex="normal"/>
    </style:style>
    <style:style style:name="T8" style:family="text">
      <style:text-properties style:font-name="Source Code Pro" fo:font-size="14pt" fo:font-weight="normal" officeooo:rsid="00089dfa" style:font-size-asian="14pt" style:font-weight-asian="normal" style:font-size-complex="14pt" style:font-weight-complex="normal"/>
    </style:style>
    <style:style style:name="T9" style:family="text">
      <style:text-properties style:font-name="Source Code Pro" fo:font-size="14pt" fo:font-weight="normal" officeooo:rsid="00097d1c" style:font-size-asian="14pt" style:font-weight-asian="normal" style:font-size-complex="14pt" style:font-weight-complex="normal"/>
    </style:style>
    <style:style style:name="T10" style:family="text">
      <style:text-properties style:font-name="Source Code Pro" fo:font-size="14pt" fo:font-weight="normal" officeooo:rsid="000c1699" style:font-size-asian="14pt" style:font-weight-asian="normal" style:font-size-complex="14pt" style:font-weight-complex="normal"/>
    </style:style>
    <style:style style:name="T11" style:family="text">
      <style:text-properties style:font-name="Source Code Pro" fo:font-size="14pt" fo:font-weight="normal" officeooo:rsid="000c6fd3" style:font-size-asian="14pt" style:font-weight-asian="normal" style:font-size-complex="14pt" style:font-weight-complex="normal"/>
    </style:style>
    <style:style style:name="T12" style:family="text">
      <style:text-properties style:font-name="Source Code Pro" fo:font-size="14pt" fo:font-weight="normal" officeooo:rsid="000dae1c" style:font-size-asian="14pt" style:font-weight-asian="normal" style:font-size-complex="14pt" style:font-weight-complex="normal"/>
    </style:style>
    <style:style style:name="T13" style:family="text">
      <style:text-properties style:font-name="Source Code Pro" fo:font-size="14pt" fo:font-weight="normal" officeooo:rsid="00101b11" style:font-size-asian="14pt" style:font-weight-asian="normal" style:font-size-complex="14pt" style:font-weight-complex="normal"/>
    </style:style>
    <style:style style:name="T14" style:family="text">
      <style:text-properties style:font-name="Source Code Pro" fo:font-size="14pt" fo:font-weight="normal" officeooo:rsid="00106c47" style:font-size-asian="14pt" style:font-weight-asian="normal" style:font-size-complex="14pt" style:font-weight-complex="normal"/>
    </style:style>
    <style:style style:name="T15" style:family="text">
      <style:text-properties style:font-name="Source Code Pro" fo:font-size="14pt" fo:font-weight="normal" officeooo:rsid="0011ace2" style:font-size-asian="14pt" style:font-weight-asian="normal" style:font-size-complex="14pt" style:font-weight-complex="normal"/>
    </style:style>
    <style:style style:name="T16" style:family="text">
      <style:text-properties style:font-name="Source Code Pro" fo:font-size="14pt" fo:font-weight="normal" officeooo:rsid="001277b2" style:font-size-asian="14pt" style:font-weight-asian="normal" style:font-size-complex="14pt" style:font-weight-complex="normal"/>
    </style:style>
    <style:style style:name="T17" style:family="text">
      <style:text-properties style:font-name="Source Code Pro" fo:font-size="14pt" fo:font-weight="normal" officeooo:rsid="000f16de" style:font-size-asian="14pt" style:font-weight-asian="normal" style:font-size-complex="14pt" style:font-weight-complex="normal"/>
    </style:style>
    <style:style style:name="T18" style:family="text">
      <style:text-properties style:font-name="Source Code Pro" fo:font-size="14pt" style:font-size-asian="14pt" style:font-size-complex="14pt"/>
    </style:style>
    <style:style style:name="T19" style:family="text">
      <style:text-properties style:font-name="Source Code Pro" fo:font-size="14pt" officeooo:rsid="0005db44" style:font-size-asian="14pt" style:font-size-complex="14pt"/>
    </style:style>
    <style:style style:name="T20" style:family="text">
      <style:text-properties officeooo:rsid="0011ace2"/>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3">TAG:</text:span><text:span text:style-name="T1"> Escreva uma redação de forma livre sobre diferença ética entre Hacking Ético e Hackerativismo, <text:s/>apontando suas considerações pessoas sobre ambos e como se relacionaria; se relaciona com cada um destes.</text:span></text:p>
      <text:p text:style-name="P1"/>
      <text:p text:style-name="P2"><text:span text:style-name="T2">Nome:</text:span> Gabriel Silva Pereira</text:p>
      <text:p text:style-name="P2"/>
      <text:p text:style-name="P2"><text:span text:style-name="T2">Data:</text:span> 2<text:span text:style-name="T20">5</text:span>/02/2020</text:p>
      <text:p text:style-name="P2"/>
      <text:p text:style-name="P3">Redação:</text:p>
      <text:p text:style-name="P4"/>
      <text:p text:style-name="P5"><text:span text:style-name="T5"><text:s/>Hackerativismo pode ser considerado o casamento entre a prática de “hackear” e o ativismo político em si. </text:span><text:span text:style-name="T9">É o equivalente cybernético de um protesto político</text:span><text:span text:style-name="T5">. Sendo então um termo genérico, é importante entender um pouco do histórico do termo para delinear uma análise crítica sobre.</text:span></text:p>
      <text:p text:style-name="P11"/>
      <text:p text:style-name="P5"><text:span text:style-name="T5"><text:s/>Em 199</text:span><text:span text:style-name="T8">6</text:span><text:span text:style-name="T5">, </text:span><text:span text:style-name="T8">o termo foi criado para se referir a essas atividades </text:span><text:span text:style-name="T5">d</text:span><text:span text:style-name="T8">e </text:span><text:span text:style-name="T5">criar </text:span><text:span text:style-name="T8">e usar</text:span><text:span text:style-name="T5"> ferramentas para burlar controles de censura na Internet. A principal motivação é a defesa da liberdade de informação como um direito humano. </text:span><text:span text:style-name="T6">Para além disso, esse conceito se abrange para não só informações que Governos podem esconder de você ao navegar na rede, mas também o acesso a software proprietário e conteúdo protegido por direitos autorais. Desse último nasce o “copyleft” como alternativa ao “copyright”.</text:span></text:p>
      <text:p text:style-name="P12"/>
      <text:p text:style-name="P9"><text:span text:style-name="T6">C</text:span><text:span text:style-name="T4">ontudo, com mais descobertas em falhas em sistemas, tais ferramentas chegam a níveis de negação de serviço e vazamento de informações privilegiadas. Em 2011 foi o auge de atividades de grupos como Anonymous e LulzSec. Alguns desses ataques provocaram prejuízos milionários para empresas como a Sony. Outros balançaram o verbete político de diversos países, principalmente no Oriente Médio. Mas por algumas das atividades causarem danos e serem vistas, analogamente, como vandalismo ou roubo, os Estados e Governos criaram leis para punir tais atividades.</text:span></text:p>
      <text:p text:style-name="P13"/>
      <text:p text:style-name="P6"><text:soft-page-break/><text:span text:style-name="T9"><text:s/></text:span><text:span text:style-name="T10">Existe na Internet o jargão “&lt;Color&gt; Hat”, que atribui uma cor de um chapeu para cada categoria de Hacker existente. Muitos classificam atividades de Hackerativismo como Black Hat, por muitas vezes serem danosas ou maliciosas, por mais que os fins sejam outros. Nesta gama de conceito, existe também o “White Hat”, que também é chamado de “Penetration Tester” ou “Ethical Hacker”.</text:span></text:p>
      <text:p text:style-name="P14"/>
      <text:p text:style-name="P6"><text:span text:style-name="T10"><text:s/></text:span><text:span text:style-name="T11">Ter a postura de </text:span><text:span text:style-name="T10">hacker ético é visto como </text:span><text:span text:style-name="T11">ser d</text:span><text:span text:style-name="T10">a parcela descente que provê segurança para o sistemas, os explorando com objetivo de consertar falhas ou previnir ataques. </text:span><text:span text:style-name="T11">Geralmente são especialistas que trabalham para as empresas ou até mesmo para o Estado. Variando de agentes da inteligência até funcionários de empresas de segurança da informação.</text:span></text:p>
      <text:p text:style-name="P15"/>
      <text:p text:style-name="P6"><text:span text:style-name="T11"><text:s/></text:span><text:span text:style-name="T12">Todos andam no mesmo barco pois estão focados em segurança cybernética. Porém a atividade de um retroalimenta atividade do outro. A diferença é uma questão de perspectiva do papel que cada um enxerga que tem na sociedade. Ou seja, o que separa as ações, intenções, impetos e até mesmo a consequência do que fazem ao serem especialistas ativos da área é a postura política, filosófica e moral perante o mundo.</text:span></text:p>
      <text:p text:style-name="P16"/>
      <text:p text:style-name="P7"><text:span text:style-name="T12"><text:s/></text:span><text:span text:style-name="T17">Nesse sentido, se eu m</text:span><text:span text:style-name="T16">e tornar</text:span><text:span text:style-name="T17"> um especialista da área, </text:span><text:span text:style-name="T13">e</text:span><text:span text:style-name="T17">u me classificaria como “Gray Hat”. Que de certa forma é <text:s/></text:span><text:span text:style-name="T16">uma </text:span><text:span text:style-name="T17">justaposição, ou uma mistura das duas posturas. </text:span><text:span text:style-name="T16">Avalio como </text:span><text:span text:style-name="T13">just</text:span><text:span text:style-name="T16">o</text:span><text:span text:style-name="T13"> algun</text:span><text:span text:style-name="T16">s</text:span><text:span text:style-name="T13"> ataques a direitos autorais e de vazamento de informações governamentais. M</text:span><text:span text:style-name="T16">as também pondero </text:span><text:span text:style-name="T13">que é importante deixar as ferramentas para os usuários comuns mais confiáveis de serem utilizadas. </text:span><text:span text:style-name="T14">Por um lado é justo a população saber dos contratos e contabilidades de concessões de transporte público, por outro lado é extremamente preocupante o vazamento de fotos e vídeos intimos que afeta principalmente as mulheres.</text:span></text:p>
      <text:p text:style-name="P17"/>
      <text:p text:style-name="P10"><text:soft-page-break/><text:span text:style-name="T14">É </text:span><text:span text:style-name="T4">importante denotar também que pelo fato de eu ser Brasileiro, eu absorvo a moral de relativizar as nossas ações perantes certas leis. Vide o clássico exemplo de furar o sinal ou até mesmo o juvenil exemplo de acessar livros, filmes e músicas através de redes de compartilhamento, conhecido como protocolo </text:span><text:span text:style-name="T15">BitT</text:span><text:span text:style-name="T4">orrent.</text:span></text:p>
      <text:p text:style-name="P14"/>
      <text:p text:style-name="P5"><text:span text:style-name="T6"><text:s/></text:span><text:span text:style-name="T16">Dito tudo isso, é importante dosar com bom senso coletivo a consequência e a intenção de nossas ações. Pois é muito poderoso o conhecimento sobre computação no geral. Mais poderoso ainda a área que estuda segurança da informação.</text:span></text:p>
      <text:p text:style-name="P12"/>
      <text:p text:style-name="P8"><text:span text:style-name="T19">R</text:span><text:span text:style-name="T18">eferências:</text:span></text:p>
      <text:p text:style-name="P18"/>
      <text:list xml:id="list2876241627" text:style-name="L1">
        <text:list-item>
          <text:p text:style-name="P19"><text:a xlink:type="simple" xlink:href="https://cs.stanford.edu/people/eroberts/cs181/projects/2010-11/Hacktivism/what.html" text:style-name="Internet_20_link" text:visited-style-name="Visited_20_Internet_20_Link"><text:span text:style-name="T7">https://cs.stanford.edu/people/eroberts/cs181/projects/2010-11/Hacktivism/what.html</text:span></text:a></text:p>
        </text:list-item>
        <text:list-item>
          <text:p text:style-name="P19"><text:a xlink:type="simple" xlink:href="https://www.pcworld.com/article/239594/how_hacktivism_affects_us_all.html" text:style-name="Internet_20_link" text:visited-style-name="Visited_20_Internet_20_Link"><text:span text:style-name="T7">https://www.pcworld.com/article/239594/how_hacktivism_affects_us_all.html</text:span></text:a></text:p>
        </text:list-item>
        <text:list-item>
          <text:p text:style-name="P19"><text:a xlink:type="simple" xlink:href="https://www.trendmicro.com/vinfo/us/security/news/cyber-attacks/hacktivism-101-a-brief-history-of-notable-incidents" text:style-name="Internet_20_link" text:visited-style-name="Visited_20_Internet_20_Link"><text:span text:style-name="T7">https://www.trendmicro.com/vinfo/us/security/news/cyber-attacks/hacktivism-101-a-brief-history-of-notable-incidents</text:span></text:a></text:p>
        </text:list-item>
        <text:list-item>
          <text:p text:style-name="P19"><text:a xlink:type="simple" xlink:href="https://www.tutorialspoint.com/ethical_hacking/index.htm" text:style-name="Internet_20_link" text:visited-style-name="Visited_20_Internet_20_Link"><text:span text:style-name="T7">https://www.tutorialspoint.com/ethical_hacking/index.htm</text:span></text:a></text:p>
        </text:list-item>
        <text:list-item>
          <text:p text:style-name="P19"><text:a xlink:type="simple" xlink:href="https://www.pcworld.com/article/250045/how_to_become_an_ethical_hacker.html" text:style-name="Internet_20_link" text:visited-style-name="Visited_20_Internet_20_Link"><text:span text:style-name="T7">https://www.pcworld.com/article/250045/how_to_become_an_ethical_hacker.html</text:span></text:a></text:p>
        </text:list-item>
        <text:list-item>
          <text:p text:style-name="P19"><text:a xlink:type="simple" xlink:href="https://en.wikipedia.org/wiki/White_hat_%28computer_security%29" text:style-name="Internet_20_link" text:visited-style-name="Visited_20_Internet_20_Link"><text:span text:style-name="T7">https://en.wikipedia.org/wiki/White_hat_%28computer_security%29</text:span></text:a></text:p>
        </text:list-item>
      </text:list>
      <text:p text:style-name="P18"/>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Source Code Pro" svg:font-family="'Source Code Pro'" style:font-pitch="fixed"/>
    <style:font-face style:name="DejaVu Serif" svg:font-family="'DejaVu Serif'" style:font-family-generic="roman" style:font-pitch="variable"/>
    <style:font-face style:name="DejaVu Sans1" svg:font-family="'DejaVu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DejaVu Serif"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DejaVu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DejaVu Sans1" fo:font-family="'DejaVu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2-20T11:15:32.588077554</meta:creation-date>
    <dc:date>2020-02-25T13:44:52.455158440</dc:date>
    <meta:editing-duration>PT44M19S</meta:editing-duration>
    <meta:editing-cycles>15</meta:editing-cycles>
    <meta:generator>LibreOffice/6.3.4.2.0$Linux_X86_64 LibreOffice_project/30$Build-2</meta:generator>
    <meta:document-statistic meta:table-count="0" meta:image-count="0" meta:object-count="0" meta:page-count="3" meta:paragraph-count="20" meta:word-count="633" meta:character-count="4375" meta:non-whitespace-character-count="3759"/>
  </office:meta>
</office:document-meta>
</file>